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logicTOPLinkDeploymentTool.validateConfigu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logicTOPLinkDeploymentTool.getDescriptorHandler( File src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logicTOPLinkDeploymentTool.addVendorFiles( Hashtable ejbFiles , String dd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logicTOPLinkDeploymentTool.setToplinkdtd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logicTOPLinkDeploymentTool.setToplinkdescriptor( String i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